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a9ec" officeooo:paragraph-rsid="0017130d"/>
    </style:style>
    <style:style style:name="P2" style:family="paragraph" style:parent-style-name="Standard">
      <style:text-properties officeooo:rsid="0018a9ec" officeooo:paragraph-rsid="0017130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a9ec" officeooo:paragraph-rsid="0017130d" style:font-weight-asian="bold" style:font-weight-complex="bold"/>
    </style:style>
    <style:style style:name="P4" style:family="paragraph" style:parent-style-name="Standard">
      <style:text-properties fo:font-weight="bold" officeooo:rsid="0018a9ec" officeooo:paragraph-rsid="0017130d" style:font-weight-asian="bold" style:font-weight-complex="bold"/>
    </style:style>
    <style:style style:name="P5" style:family="paragraph" style:parent-style-name="Standard">
      <style:text-properties officeooo:rsid="0017130d" officeooo:paragraph-rsid="0017130d"/>
    </style:style>
    <style:style style:name="P6" style:family="paragraph" style:parent-style-name="Standard" style:list-style-name="L1">
      <style:text-properties officeooo:rsid="0017130d" officeooo:paragraph-rsid="0017130d"/>
    </style:style>
    <style:style style:name="T1" style:family="text">
      <style:text-properties officeooo:rsid="001713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E – 00<text:span text:style-name="T1">2</text:span> – <text:span text:style-name="T1">Range Drift</text:span></text:p>
      <text:p text:style-name="P2"/>
      <text:p text:style-name="P5">This experiment is to determine the amount of drift due to range and to determine if there is a min / max or optimal range.</text:p>
      <text:p text:style-name="P2"/>
      <text:p text:style-name="P4">Setup:</text:p>
      <text:p text:style-name="P2"/>
      <text:list xml:id="list3286172023110533222" text:style-name="L1">
        <text:list-item>
          <text:p text:style-name="P1">Black body source powered up and at temperature for at least 1 hour @ 37C</text:p>
        </text:list-item>
        <text:list-item>
          <text:p text:style-name="P1">Camera placed on tripod and aimed at source <text:span text:style-name="T1">at close distance, measure distance to black body. Record raw pixel value.</text:span></text:p>
        </text:list-item>
        <text:list-item>
          <text:p text:style-name="P6">Repeatedly move camera further away from source, measure distance and record raw pixel value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3:04:42.905429287</meta:creation-date>
    <meta:generator>LibreOffice/5.1.6.2$Linux_X86_64 LibreOffice_project/10m0$Build-2</meta:generator>
    <dc:date>2018-03-03T23:23:22.568829855</dc:date>
    <meta:editing-duration>PT2M19S</meta:editing-duration>
    <meta:editing-cycles>1</meta:editing-cycles>
    <meta:document-statistic meta:table-count="0" meta:image-count="0" meta:object-count="0" meta:page-count="1" meta:paragraph-count="6" meta:word-count="82" meta:character-count="440" meta:non-whitespace-character-count="365"/>
  </office:meta>
</office:document-meta>
</file>